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Arial Black" svg:font-family="'Arial Black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style:font-name="Arial Black" officeooo:paragraph-rsid="001ad49e"/>
    </style:style>
    <style:style style:name="P2" style:family="paragraph" style:parent-style-name="Text_20_body">
      <style:paragraph-properties fo:text-align="center" style:justify-single-word="false"/>
      <style:text-properties style:font-name="Arial Black" fo:font-size="24pt" officeooo:rsid="001ad49e" officeooo:paragraph-rsid="001ad49e" style:font-size-asian="24pt" style:font-size-complex="24pt"/>
    </style:style>
    <style:style style:name="P3" style:family="paragraph" style:parent-style-name="Text_20_body">
      <style:text-properties style:font-name="Arial Black" fo:font-size="16pt" officeooo:rsid="001ad49e" officeooo:paragraph-rsid="001ad49e" style:font-size-asian="16pt" style:font-size-complex="16pt"/>
    </style:style>
    <style:style style:name="P4" style:family="paragraph" style:parent-style-name="Text_20_body">
      <style:text-properties style:font-name="Arial Black" fo:font-size="16pt" officeooo:rsid="001c2979" officeooo:paragraph-rsid="0023fbc5" style:font-size-asian="16pt" style:font-size-complex="16pt"/>
    </style:style>
    <style:style style:name="P5" style:family="paragraph" style:parent-style-name="Text_20_body">
      <style:text-properties style:font-name="Arial Black" fo:font-size="16pt" officeooo:rsid="002048ec" officeooo:paragraph-rsid="0021a030" style:font-size-asian="16pt" style:font-size-complex="16pt"/>
    </style:style>
    <style:style style:name="P6" style:family="paragraph" style:parent-style-name="Text_20_body">
      <style:text-properties style:font-name="Arial Black" fo:font-size="16pt" officeooo:rsid="0023fbc5" officeooo:paragraph-rsid="0023fbc5" style:font-size-asian="16pt" style:font-size-complex="16pt"/>
    </style:style>
    <style:style style:name="P7" style:family="paragraph" style:parent-style-name="Text_20_body">
      <style:text-properties style:font-name="Arial Black" fo:font-size="12pt" officeooo:paragraph-rsid="001e80d9" style:font-size-asian="12pt" style:font-size-complex="12pt"/>
    </style:style>
    <style:style style:name="P8" style:family="paragraph" style:parent-style-name="Text_20_body">
      <style:text-properties style:font-name="Arial Black" fo:font-size="12pt" officeooo:rsid="001cd856" officeooo:paragraph-rsid="0023fbc5" style:font-size-asian="10.5pt" style:font-size-complex="12pt"/>
    </style:style>
    <style:style style:name="P9" style:family="paragraph" style:parent-style-name="Text_20_body">
      <style:text-properties style:font-name="Arial Black" officeooo:paragraph-rsid="001e80d9"/>
    </style:style>
    <style:style style:name="P10" style:family="paragraph" style:parent-style-name="Text_20_body">
      <style:text-properties style:font-name="Arial Black" officeooo:paragraph-rsid="0021a030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6pt" officeooo:rsid="001ad49e" style:font-size-asian="16pt" style:font-size-complex="16pt"/>
    </style:style>
    <style:style style:name="T3" style:family="text">
      <style:text-properties officeooo:rsid="001c2979"/>
    </style:style>
    <style:style style:name="T4" style:family="text">
      <style:text-properties officeooo:rsid="001cd856"/>
    </style:style>
    <style:style style:name="T5" style:family="text">
      <style:text-properties officeooo:rsid="001e80d9"/>
    </style:style>
    <style:style style:name="T6" style:family="text">
      <style:text-properties officeooo:rsid="00204e36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ZÁMEČEK 201<text:span text:style-name="T5">7</text:span></text:p>
      <text:p text:style-name="P1"><text:span text:style-name="T1">HLAVNÍ S</text:span><text:span text:style-name="T2">CÉNA</text:span></text:p>
      <text:p text:style-name="P9">12:<text:span text:style-name="T4">0</text:span>0<text:tab/>ABC Academy, flétnový kroužek, <text:span text:style-name="T4">dětské Kvítko</text:span><text:line-break/>1<text:span text:style-name="T4">4</text:span>:00<text:tab/><text:span text:style-name="T4">Studánka Praha</text:span><text:line-break/>1<text:span text:style-name="T4">5</text:span>:<text:span text:style-name="T4">1</text:span>0<text:tab/><text:span text:style-name="T4">Jiří Šámal</text:span><text:line-break/>16:00<text:tab/><text:span text:style-name="T4">Bitosti<text:line-break/>17:00<text:tab/>žonglérská show mistra Erika</text:span><text:line-break/>17:30<text:tab/><text:span text:style-name="T4">Swingkopa</text:span><text:line-break/>19:00<text:tab/><text:span text:style-name="T4">Justin Lavash</text:span><text:line-break/>20:30<text:tab/><text:span text:style-name="T4">Soundokan</text:span><text:line-break/>22:15<text:tab/><text:span text:style-name="T4">Pohřební kapela</text:span></text:p>
      <text:p text:style-name="P3">DIVADLO</text:p>
      <text:p text:style-name="P1">1<text:span text:style-name="T3">5</text:span>:00<text:tab/>Divadélko Kvítko - <text:span text:style-name="T3">Budulínek</text:span><text:line-break/>16:<text:span text:style-name="T3">1</text:span>0<text:tab/>Divadlo Fígl – <text:span text:style-name="T3">Rokec a Žužu<text:line-break/>18:30<text:tab/>Jóga smíchu</text:span></text:p>
      <text:p text:style-name="P4">TANČÍRNA</text:p>
      <text:p text:style-name="P8">15:00<text:tab/>Lekce swingov<text:span text:style-name="T6">ého</text:span> tanc<text:span text:style-name="T6">e -</text:span> Collegiate Shag<text:line-break/><text:span text:style-name="T6">16:00<text:tab/></text:span>Lekce swingov<text:span text:style-name="T6">ého</text:span> tanc<text:span text:style-name="T6">e - </text:span>Lindy Hop</text:p>
      <text:p text:style-name="P6">BANČÍRNA</text:p>
      <text:p text:style-name="P7">15:<text:span text:style-name="T6">45</text:span><text:tab/>Taekwondo - exhibice roztocké crew</text:p>
      <text:p text:style-name="P5">ZÓNA ZÁBAVY</text:p>
      <text:p text:style-name="P10"><text:span text:style-name="T4">slackline<text:line-break/>hádanky s Tess<text:line-break/>šachový kroužek<text:line-break/></text:span>pletení košíků<text:line-break/>trampolín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Arial Black" svg:font-family="'Arial Black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1T22:46:46.643000000</meta:creation-date>
    <dc:date>2017-05-24T22:31:53.375000000</dc:date>
    <meta:editing-duration>PT56M5S</meta:editing-duration>
    <meta:editing-cycles>7</meta:editing-cycles>
    <meta:generator>LibreOffice/5.0.4.2$Windows_X86_64 LibreOffice_project/2b9802c1994aa0b7dc6079e128979269cf95bc78</meta:generator>
    <meta:document-statistic meta:table-count="0" meta:image-count="0" meta:object-count="0" meta:page-count="1" meta:paragraph-count="11" meta:word-count="82" meta:character-count="548" meta:non-whitespace-character-count="476"/>
  </office:meta>
</office:document-meta>
</file>